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EventType.getChangeEventTypeNameByIntEnum( int int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angeEventType.Change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angeEventType.getIntEnumChangeEventTypeByName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